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4"><text:s/>0.Prolog<text:tab/>5</text:p>
          <text:p text:style-name="P14"><text:s/>1.Büro 1: Schlemmer<text:tab/>9</text:p>
          <text:p text:style-name="P14"><text:s/>2.Büro 2: Ingeborg<text:tab/>11</text:p>
          <text:p text:style-name="P14"><text:s/>3.Büro 3: Kommission<text:tab/>13</text:p>
          <text:p text:style-name="P14"><text:s/>4.Büro 4: Hazeltine 1<text:tab/>16</text:p>
          <text:p text:style-name="P14"><text:s/>5.Flughafen 1: Scarlett<text:tab/>18</text:p>
          <text:p text:style-name="P14"><text:s/>6.Büro 5: Scarlett wird vermisst<text:tab/>21</text:p>
          <text:p text:style-name="P14"><text:s/>7.Büro 6: Scarlett kommt wieder<text:tab/>26</text:p>
          <text:p text:style-name="P14"><text:s/>8.Büro 7: Otto<text:tab/>29</text:p>
          <text:p text:style-name="P14"><text:s/>9.Straße 1: Festnahme<text:tab/>34</text:p>
          <text:p text:style-name="P14"><text:s/>10.Wohnung 1: Offenbarung<text:tab/>35</text:p>
          <text:p text:style-name="P14"><text:s/>11.Straße 2: Fahrt nach Osten<text:tab/>40</text:p>
          <text:p text:style-name="P14"><text:s/>12.DDR 1: Hotel Potemkin<text:tab/>41</text:p>
          <text:p text:style-name="P14"><text:s/>13.DDR 2: Verhör<text:tab/>44</text:p>
          <text:p text:style-name="P14"><text:s/>14.Strasse 3: Austausch<text:tab/>46</text:p>
          <text:p text:style-name="P14"><text:s/>15.Büro 8: Das Erwachen<text:tab/>48</text:p>
          <text:p text:style-name="P14"><text:s/>16.Büro 9: Hazeltine 2<text:tab/>52</text:p>
          <text:p text:style-name="P14"><text:s/>17.Büro 10: Metamorphose 1<text:tab/>53</text:p>
          <text:p text:style-name="P14"><text:s/>18.Büro 11: Metamorphose 2<text:tab/>55</text:p>
          <text:p text:style-name="P14"><text:s/>19.Büro 12: Phyllis geht<text:tab/>60</text:p>
          <text:p text:style-name="P14"><text:s/>20.Büro 13: Menü<text:tab/>62</text:p>
          <text:p text:style-name="P14"><text:s/>21.Büro 14: Der Graf<text:tab/>64</text:p>
          <text:p text:style-name="P14"><text:s/>22.Büro 15: Journalist<text:tab/>67</text:p>
          <text:p text:style-name="P14"><text:s/>23.Büro 16: Peripetchikoff<text:tab/>70</text:p>
          <text:p text:style-name="P14"><text:s/>24.Straße 4: Fahrt zum Flughafen<text:tab/>73</text:p>
          <text:p text:style-name="P14"><text:s/>25.Flughafen 2: Hazeltines<text:tab/>76</text:p>
          <text:p text:style-name="P14"><text:s/>26.Flughafen 3: Phyllis<text:tab/>79</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POLIZIST, VERHÖRER, KELLNER</text:p>
      <text:p text:style-name="Standard">ZEIDLITZ, JUWELIER, BARBER, MANIKÜRE, KOFFERMACHER, SchNEIDER, MALER, BLUMENHÄNDLER</text:p>
      <text:p text:style-name="P7"/>
      <text:p text:style-name="Standard"/>
      <text:p text:style-name="Standard"><draw:frame draw:style-name="fr1" draw:name="Szenen" text:anchor-type="paragraph" svg:x="0.0055in" svg:y="0.0035in" svg:width="7.0299in" svg:height="5.3555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2"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2"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Sie wollen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Peripetchikoff kommt durch den Zuschauerraum, einen Verband am Kopf, den Arm in einer Schlinge, geht auf das Büro zu. Darin fuchtelt ein erregter Otto mit dem Zeigestab auf der Weltkarte herum]</text:p>
      <text:p text:style-name="Text_20_body">OTTO: Softdrink-Sklaven der Welt, steht auf! Zerschmettert die Flaschen und gießt den Sirup in die Abwasserkanäle!</text:p>
      <text:p text:style-name="Text_20_body">PERIPETCHIKOFF: [erscheint in der Tür] Erinnern Sie sich an mich?</text:p>
      <text:p text:style-name="Text_20_body">MacNAMARA: Kommissar Peripetschikow. So eine Überraschung!</text:p>
      <text:p text:style-name="Text_20_body">PERIPETCHIKOFF: Ich hoffe, nicht zu freudig...</text:p>
      <text:p text:style-name="Text_20_body">OTTO: [begeistert] Sie sind ein russischer Kommissar?</text:p>
      <text:p text:style-name="Text_20_body">PERIPETCHIKOFF: [ignoriert Otto und geht zu MacNamara] Zum letzten Mal haben Sie mich <text:s/>an der Nase herum geführt.</text:p>
      <text:p text:style-name="Text_20_body">OTTO: [zu Peripetchikoff] Er hat mich auch getäuscht. Hören Sie, Kommissar, Sie müssen mir und meiner Frau helfen, in die sowjetische Zone zu kommen</text:p>
      <text:p text:style-name="Text_20_body">PERIPETCHIKOFF: Da mag es ein kleines Problem geben...</text:p>
      <text:p text:style-name="Text_20_body">MacNAMARA: [zu Otto] Ja. Alle kommen hierher... fünfzehnhundert Menschen pro Tag. Wie wollt ihr euch durch den ganzen Verkehr kämpfen?</text:p>
      <text:p text:style-name="Text_20_body">OTTO: [zu Peripetschikow] Ich bin Parteimitglied! [nimmt Parteibuch aus der Innentasche des Mantels] bis Dezember bezahlt. Sie brauchen mich dort. Ich bin Raketenwissenschaftler,</text:p>
      <text:p text:style-name="Text_20_body">PERIPETCHIKOFF: [bekommt große Augen] Ah, das ist ein Bereich, in dem wir Amerika voraus sind. In Cape Canaveral, wenn eine Rakete falsch fliegt, drücken sie einen speziellen Knopf und POW! sie explodiert. Aber in Russland haben wir zwei Knöpfe...</text:p>
      <text:p text:style-name="Text_20_body">OTTO: Zwei Knöpfe?</text:p>
      <text:p text:style-name="Text_20_body">PERIPETCHIKOFF: Einer, um die Rakete zu sprengen und einen anderen, um den Raketenwissenschaftler in die Luft zu jagen.</text:p>
      <text:p text:style-name="Text_20_body">OTTO: Was für ein Kommissar sind Sie?</text:p>
      <text:p text:style-name="Text_20_body">PERIPETCHIKOFF: Ein ehemaliger Kommissar.</text:p>
      <text:p text:style-name="Text_20_body">MacNAMARA: Sie sind übergelaufen?</text:p>
      <text:p text:style-name="Text_20_body"><text:soft-page-break/>PERIPETCHIKOFF: Ist ein altes russisches Sprichwort: Geh nach Westen, junger Mann.</text:p>
      <text:p text:style-name="Text_20_body">MacNAMARA: Was ist mit ihren Kumpels Mishkin und Borodenko passiert?</text:p>
      <text:p text:style-name="Text_20_body">PERIPETCHIKOFF: Im Krankenwagen unterwegs vom Brandenburger Tor habe ich Borodenkos Geheimdienstmarke geklaut und ließ sie beide verhaften.</text:p>
      <text:p text:style-name="Text_20_body">OTTO: [betäubt] Sie haben Ihre eigenen Kameraden verraten?</text:p>
      <text:p text:style-name="Text_20_body">PERIPETCHIKOFF: Wenn ich es ihnen nicht antue, tun sie es mir an.</text:p>
      <text:p text:style-name="Text_20_body">MacNAMARA: Ist ein altes russisches Sprichwort.</text:p>
      <text:p text:style-name="Text_20_body">OTTO: [zu Peripetchikoff, zeigt auf MacNamara] Sie sind schlimmer als er.</text:p>
      <text:p text:style-name="Text_20_body">PERIPETCHIKOFF: Hören Sie, mein junger Freund, aber was denken Sie hat Chruschtschow Malenkow angetan? Was glaubst Du hat Stalin wohl mit Trotzki gemacht?</text:p>
      <text:p text:style-name="Text_20_body">OTTO: Sind alle Menschen auf dieser Welt korrupt?</text:p>
      <text:p text:style-name="Text_20_body">PERIPETCHIKOFF: [achselzuckend] Ich kenne nicht alle.</text:p>
      <text:p text:style-name="Text_20_body">OTTO: [bitter] Vielleicht sollten wir die ganze Menschheit auslöschen und nochmal von vorne anfangen.</text:p>
      <text:p text:style-name="Text_20_body">MacNAMARA: Schau mal, Junge... eine Welt, die das Taj Mahal, William Shakespeare und gestreifte Zahnpasta hervorbringt, kann nicht ganz schlecht sein.</text:p>
      <text:p text:style-name="Text_20_body">SCHNEIDER: [kommt mit Ottos Hose hereingeeilt] Sie können die Hose gerne anprobieren.</text:p>
      <text:p text:style-name="Text_20_body">MacNAMARA: [zum Schneider, zeigt auf Otto] Nimm ihn mit.</text:p>
      <text:p text:style-name="Text_20_body">OTTO: [als er verwirrt mit dem Schneider abgeht] Von nun an kämpfe ich allein. Es ist Piffl gegen alles und jeden!</text:p>
      <text:p text:style-name="Text_20_body">MacNAMARA: [zu Peripetchikoff] Sehen Sie, womit ich es zu tun habe? Er kann sich nicht einmal an seinen eigenen Namen erinnern.</text:p>
      <text:p text:style-name="Text_20_body">PERIPETCHIKOFF: Um auf mich zurückzukommen...</text:p>
      <text:p text:style-name="Text_20_body">MacNAMARA: Was wollen Sie... Geld?</text:p>
      <text:p text:style-name="Text_20_body">PERIPETCHIKOFF: Sicherlich nicht. Ich werde jetzt ein reicher Mann sein. Erinnern Sie sich an die zwanzig Wagenladungen Schweizer Käse?</text:p>
      <text:p text:style-name="Text_20_body">MacNAMARA: Was ist mit ihnen?</text:p>
      <text:p text:style-name="Text_20_body">PERIPETCHIKOFF: Ich habe ein großartiges Schema. Ich werde sie eintauschen für zwanzig Wagenladungen Sauerkraut. Dann wird das Sauerkraut versilbert und in den USA als Christbaumschmuck verkauft.</text:p>
      <text:p text:style-name="Text_20_body">MacNAMARA: Sie sind ein Genie...!</text:p>
      <text:p text:style-name="Text_20_body">PERIPETCHIKOFF: Aber dafür brauche ich eine zweisprachige Sekretärin: Und Sie haben mir die blonde Dame versprochen...</text:p>
      <text:p text:style-name="Text_20_body">MacNAMARA: Da sind Sie zur rechten Zeit gekommen, denn ich ziehe um nach London! Das Einzige ist... Ich weiß nicht, wie ich ihr die Neuigkeiten beibringen soll [ruft aus der Tür] Ingeborg [zu Peripetschikow] Es wird nicht einfach... sie ist verrückt nach mir.</text:p>
      <text:p text:style-name="Text_20_body">INGEBORG: [kommt herein, mit Bleistift und Block] Ja, Mr. MacNamara?</text:p>
      <text:p text:style-name="Text_20_body">MacNAMARA: Kleinanzeige, die in allen Zeitungen erscheinen soll. Internationaler Geschäftsmann, übergewichtig, aber süß, braucht leitende Sekretärin. Zu den Nebenleistungen <text:soft-page-break/>gehören: ausgedehnte Reisen, großzügige Garderobenzulage, liberaler Rentenplan...</text:p>
      <text:p text:style-name="Text_20_body">INGEBORG: [streicht das geschriebene durch] Ich nehme den Job!</text:p>
      <text:p text:style-name="Text_20_body">PERIPETCHIKOFF: [Lacht begeistert] Sie haben ihn! [er beginnt, Ingeborg hinauszuführen]</text:p>
      <text:p text:style-name="Text_20_body">MacNAMARA: Aloha, und viel Glück [zu Ingeborg] und was ist mit dem Anruf in Tempelhof?</text:p>
      <text:p text:style-name="Text_20_body">INGELBORG: Oh. Das Flugzeug wird zehn Minuten früher da sein.</text:p>
      <text:p text:style-name="Text_20_body">[Sie winkt ihm zu und geht mit Peripetchikoff ab]</text:p>
      <text:p text:style-name="Text_20_body">MacNAMARA: Zehn Minuten zu früh? Führt man so eine Fluggesellschaft? Flugzeuge sollen zu spät kommen, nicht zu früh!</text:p>
      <text:h text:style-name="P12" text:outline-level="1">Straße 4: Fahrt zum Flughafen</text:h>
      <text:p text:style-name="Text_20_body">[Scarlett kommt weinend aus dem Vorzimmer hereingestürzt.]</text:p>
      <text:p text:style-name="Text_20_body">SCARLETT: Ich will ihn nie wiedersehen... ich will ihn nie wiedersehen – ich möchte die Scheidung!</text:p>
      <text:p text:style-name="Text_20_body">MacNAMARA: [taumeln] Was ist denn jetzt los?</text:p>
      <text:p text:style-name="Text_20_body">SCARLETT: [sinkt schluchzend aufs Sofa] Er will das Baby nicht. Er sagt, niemand sollte Kinder in eine Welt wie diese bringen!</text:p>
      <text:p text:style-name="Text_20_body">MacNAMARA: Dieser elende Punk! Warum ist ihm das nicht vorher eingefallen? Nicht jetzt, nach allem, was ich durchgemacht habe [mörderisch] Wo ist er?</text:p>
      <text:p text:style-name="Text_20_body">OTTO: [kommt hereingestürzt, verfolgt vom Schneider, noch immer die Hose umklammernd] Es tut mir leid, Liebling. Das habe ich nicht so gemeint. [fällt auf die Knie] Natürlich werden wir das Baby bekommen. Ich liebe dich!</text:p>
      <text:p text:style-name="Text_20_body">SCARLETT: [hämmert auf ihn ein] Erschrick mich nie wieder so</text:p>
      <text:p text:style-name="Text_20_body">OTTO: Vielleicht können unsere Kinder doch einen besseren Ort zum Leben schaffen. Eine Welt, in der alle Menschen gleich geschaffen sind, und wo es Freiheit und Gerechtigkeit für alle gibt.</text:p>
      <text:p text:style-name="Text_20_body">MacNAMARA: Herzlichen Glückwunsch! Du hast gerade Thomas Jefferson, Abraham Lincoln und den amerikanischen Fahneneid zitiert.</text:p>
      <text:p text:style-name="Text_20_body">OTTO: Ich... was?</text:p>
      <text:p text:style-name="Text_20_body">MacNAMARA: [schaut auf die Uhr] Komm, lass uns gehen. </text:p>
      <text:p text:style-name="Text_20_body">[Der Schneider gibt Otto die Hose. MacNamara eilt, um seinen Mantel zu holen, Hut und Regenschirm, während Scarlett ihre Bolerojacke aus dem Trümmerhaufen auf der Couch fischt. Als Otto anfängt, in die Hose zu steigen, hört man ein lautes Reißen... die Naht ist aufgerissen.]</text:p>
      <text:p text:style-name="Text_20_body">SCHNEIDER: Ich repariere es im anderen Zimmer...</text:p>
      <text:p text:style-name="Text_20_body">MacNAMARA: Wir haben keine Zeit. Komm mit. </text:p>
      <text:p text:style-name="Text_20_body">[Er fegt Scarlett und Otto aus dem Büro. Der Schneider rennt hinterher mit den zerrissenen Hosen. Sie kommen im Zuschauerraum an, die Zuschauer stehen stramm]</text:p>
      <text:p text:style-name="Text_20_body">MacNAMARA: Schlemmer!</text:p>
      <text:p text:style-name="Text_20_body">SCARLETT: [zu den Zuschauern] Sitzen machen! [Zuschauer setzen sich]</text:p>
      <text:p text:style-name="Text_20_body">[Schlemmer kommt aus seinem Büro, setzt seinen Hut auf und rennt hinterher. Ein Mann mit einem Strauß Chrysanthemen und den beiden Boutoanièren trifft auf die Gruppe]</text:p>
      <text:p text:style-name="Text_20_body">BLUMENMANN: Blumen.</text:p>
      <text:p text:style-name="Text_20_body">MacNAMARA: [MacNamara schnappt sich die Blumen und drückt sie Otto in die Hände] Hier, die sind für deine Schwiegermutter.</text:p>
      <text:p text:style-name="Text_20_body">[sie laufen um die Zuschauer. Auf der Bühne baut Fritz den Schreibtisch zum Auto um, der Maler kniet an der Autotür und malt, die Gruppe kommt beim Auto an. Fritz rutscht auf den Fahrersitz. Scarlett zieht Otto nach hinten und sie steigen hinten ein.</text:p>
      <text:p text:style-name="Text_20_body">MacNAMARA: [zum Maler] Sie malen von innen weiter [Maler steht auf und geht etwas zur Seite. Zum Schneider] Sie... vorneweg [der Schneider steigt vorne ein, daneben der Maler. Schlemmer will hinten einsteigen, da kommt ein Mann mit Hutschachteln auf die Bühne]</text:p>
      <text:p text:style-name="Text_20_body"><text:soft-page-break/>HUTMACHER: Hüte! </text:p>
      <text:p text:style-name="Text_20_body">[MacNamara schnappt sich die Hutschachteln, gibt sie an Schlemmer weiter und steigt ein, Schlemmer hinterher]</text:p>
      <text:p text:style-name="Text_20_body">MacNAMARA: Fritz! Zum Flughafen! Eins, zwei, drei!</text:p>
      <text:p text:style-name="Text_20_body">[Schlemmer hat kaum Zeit, die Hutschachteln und sich selbst hineinzuquetschen. Der Schneider näht an der gestreiften Hose, und der Maler lehnt halb aus dem Fenster, malt weiter am Wappen. MacNamara versucht, seinen Regenschirm aus dem Getümmel zu befreien.]</text:p>
      <text:p text:style-name="Text_20_body">OTTO: [fast erstochen] Pass auf den Regenschirm auf!</text:p>
      <text:p text:style-name="Text_20_body">SCARLETT: [setzt Otto den Hut auf] Probier den hier aus, Liebling.</text:p>
      <text:p text:style-name="Text_20_body">MacNAMARA: [zu Otto] Hier, Du brauchst einige Sachen in deinen Taschen [gibt ihm Sachen] Geld, Zigarettenetui, Feuerzeug, Bild des Schlosses.</text:p>
      <text:p text:style-name="Text_20_body">SCARLETT: [Otto musternd] Nein, das gefällt mir nicht. [Sie nimmt ihm den Hut vom Kopf und probiert einen anderen]</text:p>
      <text:p text:style-name="Text_20_body">MacNAMARA: Am besten nimmst du auch meine Armbanduhr mit. [Er nimmt die Uhr ab und beginnt, sie Otto um das Handgelenk zu legen]</text:p>
      <text:p text:style-name="Text_20_body">SCHLEMMER: Das ist mein Handgelenk.</text:p>
      <text:p text:style-name="Text_20_body">MacNAMARA: Oh. [Er korrigiert seinen Fehler]</text:p>
      <text:p text:style-name="Text_20_body">SCARLETT: [mustert Ottos neuen Hut] Weißt du, Liebling, ich glaube nicht, dass du einen Hut tragen solltest.</text:p>
      <text:p text:style-name="Text_20_body">OTTO: Ich war auch nicht dazu bestimmt, Graf zu werden. Es ist lächerlich... wer wird das glauben?</text:p>
      <text:p text:style-name="Text_20_body">MacNAMARA: Beruhige dich. Die einzigen Adligen, die wir kennen, sind King Kong, Duke Ellington und Earl Grey...</text:p>
      <text:p text:style-name="Text_20_body">[Als Scarlett den dritten Hut an Otto probiert, wirft Schlemmer die leeren Hutschachteln aus dem offenen Autofenster. MacNamara zählt etwas zusammen auf einem Blatt Papier, der Schneider, der wie verrückt näht, sticht versehentlich den Maler in den Hintern]</text:p>
      <text:p text:style-name="Text_20_body">SCHNEIDER: Oh. Entschuldigung.</text:p>
      <text:p text:style-name="Text_20_body">[Scarlett setzt Otto einen grauen Topper auf]</text:p>
      <text:p text:style-name="Text_20_body">OTTO: Bitte, Liebchen, nicht das. Alles, aber nicht das.</text:p>
      <text:p text:style-name="Text_20_body">SCARLETT: In Ordnung. [wirft den Hut aus dem Fenster, zu Schlemmer] Schauen Sie, ob wir einen schwarzen Bowler haben.</text:p>
      <text:p text:style-name="Text_20_body">SCHLEMMER: [durchsucht Hutschachteln] Bowler... Bowler... Bowler...</text:p>
      <text:p text:style-name="Text_20_body">MacNAMARA: [reicht das Blatt Papier an Otto] Hier ist eine Liste dessen, was Du mir schuldest.</text:p>
      <text:p text:style-name="Text_20_body">OTTO: Ihnen schulde?</text:p>
      <text:p text:style-name="Text_20_body">MacNAMARA: Alles aufgeschlüsselt. Mercedes Limousine, 20.000 Mark. Adoptionskosten 4500 Mark. Anzüge, Kurzwaren, Schuhe usw. usw., 12.800 Mark. Gepäck, Blumen, Sieben-Gänge-Menü, 925 Mark. Haarschnitt und Maniküre, 14 Mark. Trinkgeld, 6 Mark [ein Blick von Otto] Ich gebe gerne Trinkgeld... Armbanduhr, Zigarettenetui, Feuerzeug... mit Benzin 2300 Mark. Kleingeld 475 Mark. Insgesamt 41.020 Mark... oder 10.255 Dollar.</text:p>
      <text:p text:style-name="Text_20_body">OTTO: Du meinst, ich bin seit drei Stunden Kapitalist und habe bereits über zehntausend Dollar <text:soft-page-break/>Schulden?</text:p>
      <text:p text:style-name="Text_20_body">MacNAMARA: Das ist es, was unser System am Leben hält. Jeder ist jedem etwas schuldig.</text:p>
      <text:p text:style-name="Text_20_body">[Inzwischen hat Schlemmer den schwarzen Bowler für Scarlett aufgespürt, die ihn Otto auf den Kopf pflanzt]</text:p>
      <text:p text:style-name="Text_20_body">SCARLETT: Der ist es. [nimmt den Spiegel aus der Tasche und hält ihn hoch] Findest Du nicht, dass er vornehm aussieht?</text:p>
      <text:p text:style-name="Text_20_body">OTTO: [mustert sich selbst] Nicht schlecht.</text:p>
      <text:p text:style-name="Text_20_body">MacNAMARA: [wirft einen Blick auf die Uhr an Ottos Handgelenk] Elf Uhr sechsundvierzig. Schneller, Fritz!</text:p>
      <text:p text:style-name="Text_20_body">SCARLETT: [zu Otto] Bevor du nun Daddy triffst, möchte ich dich warnen. Es gibt bestimmte Dinge, die ihn sehr aufwühlen. Eins davon ist der Bürgerkrieg...</text:p>
      <text:p text:style-name="Text_20_body">OTTO: [noch nie davon gehört] Bürgerkrieg?</text:p>
      <text:p text:style-name="Text_20_body">MacNAMARA: Wenn das Thema zur Sprache kommt, sagst Du einfach, es war unentschieden.</text:p>
      <text:p text:style-name="Text_20_body">SCARLETT: Ein anderes ist Coca-Cola...</text:p>
      <text:p text:style-name="Text_20_body">MacNAMARA: Sag ihm, wir müssen über das Sixpack hinausblicken. Warum kein Niner-Pack? Oder ein Zwölfer-Pack?</text:p>
      <text:p text:style-name="Text_20_body">SCARLETT: Dann gibt es Golf...</text:p>
      <text:p text:style-name="Text_20_body">MacNAMARA: Die Familie, die zusammen spielt, bleibt zusammen.</text:p>
      <text:p text:style-name="Text_20_body">SCARLETT: Und die Weltlage...</text:p>
      <text:p text:style-name="Text_20_body">MacNAMARA: Es ist ernst, aber nicht hoffnungslos.</text:p>
      <text:p text:style-name="Text_20_body">SCARLETT: Und Vivisektion...</text:p>
      <text:p text:style-name="Text_20_body">MacNAMARA: So etwas sollte noch icht einmal einem Hund passieren.</text:p>
      <text:p text:style-name="Text_20_body">[Otto blickt verwirrt von einem zum anderen wie ein Zuschauer bei einem Tennismatch,</text:p>
      <text:p text:style-name="Text_20_body">SCARLETT: Und Rotchina, und Einkommensteuern, und Tennessee Williams...</text:p>
      <text:p text:style-name="Text_20_body">OTTO: [wirft die Hände hoch] Warte! Halt das Auto an! Es ist zwecklos. Ich kann mir das nicht alles merken.</text:p>
      <text:p text:style-name="Text_20_body">SCARLETT: Liebling, du darfst jetzt nicht aufgeben.</text:p>
      <text:p text:style-name="Text_20_body">[MacNamara hat die beiden Nelken aus dem Strauß genommen, eine in Ottos Knopfloch, eine in sein eigenes gesteckt]</text:p>
      <text:p text:style-name="Text_20_body">MacNAMARA: Na ja, vielleicht haben wir Glück. Vielleicht jemand hat das Flugzeug entführt.</text:p>
      <text:p text:style-name="Text_20_body">FRITZ: Wir sind da [das Auto kommt sichtbar zum Stehen, die Gruppe steigt aus, bis auf den Schneider, der weiter näht und Fritz. Der Maler malt von Außen weiter]</text:p>
      <text:p text:style-name="Text_20_body">MALER: So fertig [zeigt MacNamara das Wappen, der nickt. Maler ab]</text:p>
      <text:p text:style-name="Text_20_body">SCHNEIDER: So fertig [steigt aus und reicht die Hose zu MacNamara. Schneider ab]</text:p>
      <text:p text:style-name="Text_20_body">[Fritz setzt das Auto zurück. Die Gruppe trifft sich vor dem Auto]</text:p>
      <text:p text:style-name="Text_20_body">MacNAMARA: [gibt Otto die Hose] Wenn du sie noch einmal zerreißt, reiße ich dich in Stücke.</text:p>
      <text:p text:style-name="Text_20_body">[Otto beginnt die Hose anzuziehen]</text:p>
      <text:h text:style-name="Heading_20_1" text:outline-level="1">Flughafen 2: Hazeltines</text:h>
      <text:p text:style-name="Text_20_body">[Durch die Eingangstür des Theaters kommen die Hazeltines mit ihrem Gepäck]</text:p>
      <text:p text:style-name="Text_20_body">HAZELTINE: Now,. Melanie... you let me handle this young man. It'll take me just thirty seconds to find out if he's one of those fortune-hunters or some kind of crackpot.</text:p>
      <text:p text:style-name="Text_20_body">MRS. HAZELTINE: Oh dear. I hope not.</text:p>
      <text:p text:style-name="Text_20_body">HAZELTINE: You don't know these Europeans.</text:p>
      <text:p text:style-name="Text_20_body">MRS. HAZELTINE: My poor honeychile!</text:p>
      <text:p text:style-name="Text_20_body">HAZELTINE: [schaut herum] Where are they, anyway?</text:p>
      <text:p text:style-name="Text_20_body">SCARLETT: [entdeckt ihre Mutter und rennt los zu ihr] Mummy! [umarmt sie]</text:p>
      <text:p text:style-name="Text_20_body">MRS. HAZELTINE: Let me look at you.</text:p>
      <text:p text:style-name="Text_20_body">SCARLETT: Dad! [umarmt ihn]</text:p>
      <text:p text:style-name="Text_20_body">MR. HAZELTINE: All right... Now where is he?</text:p>
      <text:p text:style-name="Text_20_body">SCARLETT: Over. Here. [führt die beiden auf die Bühne. Otto schafft es gerade noch, die Hose zu schließen, bevor er sich umdreht]</text:p>
      <text:p text:style-name="Text_20_body">SCARLETT: I want you to meet my husband, Otto.</text:p>
      <text:p text:style-name="Text_20_body">MacNAMARA: The Count von Droste-Schattenburg.</text:p>
      <text:p text:style-name="Text_20_body">HAZELTINE: Count von What?</text:p>
      <text:p text:style-name="Text_20_body">SCARLETT: This is my mother...</text:p>
      <text:p text:style-name="Text_20_body">MRS. HAZELTINE: [ehrfürchtig] Your Highness. [sie macht einen Knicks]</text:p>
      <text:p text:style-name="Text_20_body">OTTO: [winkt gönnerhaft ab] Please... not in the immediate family. [überreicht ihr die Blumen, küsst ihre Hand] Gnädige Frau.</text:p>
      <text:p text:style-name="Text_20_body">HAZELTINE: [to MacNamara] Oh, one of those. A hand-kisser!</text:p>
      <text:p text:style-name="Text_20_body">SCARLETT: And this is my father.</text:p>
      <text:p text:style-name="Text_20_body">OTTO: Hello, Dad. How's your golf? I always say, the family that plays together. --</text:p>
      <text:p text:style-name="Text_20_body">HAZELTINE: Never mind that. There are a few questions I want to ask you --</text:p>
      <text:p text:style-name="Text_20_body">OTTO: Don't worry. If it's a boy, we'll name him after you.</text:p>
      <text:p text:style-name="Text_20_body">MacNAMARA: Wendell P. von Droste-Schattenburg.</text:p>
      <text:p text:style-name="Text_20_body">HAZELTINE: Von Droste What?</text:p>
      <text:p text:style-name="Text_20_body">SCARLETT: [to Mrs. Hazeltine] We'll have to be very careful when we change the baby's diapers. Otto comes from a long line of bleeders.</text:p>
      <text:p text:style-name="Text_20_body">MRS. HAZELTINE: [to Otto] Oh, isn't that nice. I always wanted Scarlett to be married to a long line of something.</text:p>
      <text:p text:style-name="Text_20_body">[Hazeltine nimmt MacNamara zu Seite und geht mit ihm auf das Podest vor der Bühne]</text:p>
      <text:p text:style-name="Text_20_body">HAZELTINE: Now tell me about this young man, MacNamara. Who is he... and what does he do besides slobber over women's hands?</text:p>
      <text:p text:style-name="Text_20_body">MacNAMARA: Don't let that title fool you, he works for a living.</text:p>
      <text:p text:style-name="Text_20_body"><text:soft-page-break/>HAZELTINE: Doing what?</text:p>
      <text:p text:style-name="Text_20_body">MacNAMARA: As a matter of fact, he's head of our bottling plant,</text:p>
      <text:p text:style-name="Text_20_body">HAZELTINE: He works for us?</text:p>
      <text:p text:style-name="Text_20_body">MacNAMARA: Best man I ever had... graduate engineer... it took a lot of finagling to get him away from our competitors.</text:p>
      <text:p text:style-name="Text_20_body">HAZELTINE: [erfreut] You don't say. [schaut hoch zu Otto]</text:p>
      <text:p text:style-name="Text_20_body">[Otto hat nun den Inhalt seiner Innentasche aus seinem Mantel genommen und zeigt ihn seiner Schwiegermutter]</text:p>
      <text:p text:style-name="Text_20_body">OTTO: This is a picture of the family castle. And this is my party membership... [hält inne] Oops... wrong party! [Er wirft das Parteibuch schnell weg]</text:p>
      <text:p text:style-name="Text_20_body">SCARLETT: [geht auf die rechte Seite des Wagens und zeigt die Tür] And here's the family crest.</text:p>
      <text:p text:style-name="Text_20_body">MRS. HAZELTINE: Oh, you'll have to put that on all your stationery and your silverware and your underwear...</text:p>
      <text:p text:style-name="Text_20_body">[Hazeltine und MacNamara kommen wieder auf die Bühne]</text:p>
      <text:p text:style-name="Text_20_body">HAZELTINE: [strahlt Otto an] Glad to have you on the team, son. I suppose you two met at the bottling plant.</text:p>
      <text:p text:style-name="Text_20_body">SCARLETT: Oh, no... we met at a parade. He was carrying a picture of Chruschtschow!</text:p>
      <text:p text:style-name="Text_20_body">HAZELTINE: Chruschtschow?</text:p>
      <text:p text:style-name="Text_20_body">OTTO: Yes... with a big slogan on it: Russki Go Home!</text:p>
      <text:p text:style-name="Text_20_body">MacNAMARA: They threw him in jail for it.</text:p>
      <text:p text:style-name="Text_20_body">MRS. HAZELTINE: [zu Otto] My poor boy!</text:p>
      <text:p text:style-name="Text_20_body">HAZELTINE: How is the situation here in Berlin?</text:p>
      <text:p text:style-name="Text_20_body">OTTO: It shouldn't happen to a dog [ein Stupser von MacNamara] I mean, it's a draw. [noch ein Stupser] Actually, the situation is hopeless... but not serious... [grinst dämlich]</text:p>
      <text:p text:style-name="Text_20_body">HAZELTINE: [rätselt] Hopeless but not... [strahlt MacNamara an] Say, the boy's got humor!</text:p>
      <text:p text:style-name="Text_20_body">MacNAMARA: What did I tell you?</text:p>
      <text:p text:style-name="Text_20_body">OTTO: [nimmt die Tickets und Pässe von Hazeltine] May I have those? [und im Duktus von MacNamara] Fritz, kümmern Sie sich ums Gepäck!</text:p>
      <text:p text:style-name="Text_20_body">FRITZ: [schlägt mit den Hacken] Jawohl! [Fritz mit den Tickets ab]</text:p>
      <text:p text:style-name="Text_20_body">OTTO: Weiter. Schlemmer, bringe sie diese zur Passkontrolle. Eins, zwei, drei!</text:p>
      <text:p text:style-name="Text_20_body">SCHLEMMER: [schlägt mit den Hacken] Jawohl! [geht mit den Pässen ab]</text:p>
      <text:p text:style-name="Text_20_body">OTTO: Weiter. Mom, Dad, I'm giving a little banquet tonight... un petit diner en famille</text:p>
      <text:p text:style-name="Text_20_body">MRS. HAZELTINE: He speaks French, too.</text:p>
      <text:p text:style-name="Text_20_body">SCARLETT: And Russian</text:p>
      <text:p text:style-name="Text_20_body">MacNAMARA: [schnell] White Russian, of course.</text:p>
      <text:p text:style-name="Text_20_body">OTTO: [legt seinen Arm um Hazeltines Schultern] There are a few ideas I'd like to kick around with you. We must look beyond the six-pack. Why not a niner-pack? Or a twelve-pack?</text:p>
      <text:p text:style-name="Text_20_body">[Erleichtert und erschöpft schlendert MacNamara wieder aufs Podest und entspannt sich]</text:p>
      <text:p text:style-name="Text_20_body"><text:soft-page-break/>HAZELTINE: [kommt kurz darauf zu ihm] Well, Mac, you came through a hundred percent.</text:p>
      <text:p text:style-name="Text_20_body">MacNAMARA: [bescheiden] I did what I could.</text:p>
      <text:p text:style-name="Text_20_body">HAZELTINE: Now I'm sure,I found the right man for the London job.</text:p>
      <text:p text:style-name="Text_20_body">MacNAMARA: Thank you, Mr. Hazeltine.</text:p>
      <text:p text:style-name="Text_20_body">HAZELTINE: It's just what we need... somebody who's a good organizer, has a lot of drive, knows</text:p>
      <text:p text:style-name="Text_20_body">the business, speaks several languages...</text:p>
      <text:p text:style-name="Text_20_body">MacNAMARA: Well, I studied every chance I had.</text:p>
      <text:p text:style-name="Text_20_body">HAZELTINE: Yes, sir... absolutely the ideal man for this position... and I'm not just saying this because he's my son-in-law.</text:p>
      <text:p text:style-name="Text_20_body">MacNAMARA: [irritiert] How's that?</text:p>
      <text:p text:style-name="Text_20_body">HAZELTINE: It's not going to hurt our prestige... Head of European operations: Otto von Droste-Schattenburg.</text:p>
      <text:p text:style-name="Text_20_body">MacNAMARA: [kapiert] Oh. That's how it is.</text:p>
      <text:p text:style-name="Text_20_body">HAZELTINE: As for you, Mac, you havn't been forgotten! You're going all the way to the top now. There's an opening in the home office in Atlanta. Vice-president in charge of procurement... and it's all yours.</text:p>
      <text:p text:style-name="Text_20_body">MacNAMARA: [trocken] Why are you so good to me?</text:p>
      <text:p text:style-name="Text_20_body">HAZELTINE: I know you must be dying to get back to Atlanta.</text:p>
      <text:p text:style-name="Text_20_body">MacNAMARA: Dying is right. So [zu Otto, wirft ihm den Regenschirm zu] Bitte, Graf. Den werde ich nicht mehr brauchen.</text:p>
      <text:p text:style-name="Text_20_body">OTTO: [völlig britisch] Danke, alter Junge.</text:p>
      <text:p text:style-name="Text_20_body">MacNAMARA: [zu Scarlett] Auf Wiedersehen, Gräfin.</text:p>
      <text:p text:style-name="Text_20_body">SCARLETT: [springt zu ihm und wirft die Arme um seinen Hals] Mr. MacNamara, ich verehre Sie einfach. Werden Sie uns schreiben?</text:p>
      <text:p text:style-name="Text_20_body">MacNAMARA: Besser als das. Ich schicke euch versilbertes Sauerkraut zu Weihnachten...</text:p>
      <text:p text:style-name="Text_20_body">[Fritz kommt rein mit den Koffern, schiebt das Auto vor und stellt die Koffer dahinter. Schlemmer kommt herein mit den Pässen, gibt Sie Mr. Hazeltine. Alle steigen ein. MacNamara setzt sich auf den Bühnenrand die Beine auf dem Podest, und starrt leer in den Zuschauerraum]</text:p>
      <text:h text:style-name="Heading_20_1" text:outline-level="1">Flughafen 3: Phyllis</text:h>
      <text:p text:style-name="Text_20_body">[die Theatertür öffnet sich und Phyllis kommt herein mit Koffer. Läuft teilnahmslos an MacNamara vorbei]</text:p>
      <text:p text:style-name="Text_20_body">MacNAMARA: Phyllis...</text:p>
      <text:p text:style-name="Text_20_body">PHYLLIS: [bleibt stehen und dreht sich um zu ihm] Mac!</text:p>
      <text:p text:style-name="Text_20_body">MacNAMARA: It's very nice of you to come down here to see me off.</text:p>
      <text:p text:style-name="Text_20_body">PHYLLIS: Where are you going?</text:p>
      <text:p text:style-name="Text_20_body">MacNAMARA: Back to the States.</text:p>
      <text:p text:style-name="Text_20_body">PHYLLIS: Funny. That's where we're going, the kids are waiting at the gate already.</text:p>
      <text:p text:style-name="Text_20_body">MacNAMARA: I thought I'd take a flight to New York, from there I can hop a freedom bus to Atlanta.</text:p>
      <text:p text:style-name="Text_20_body">PHYLLIS: Atlanta? [kommt zu MacNamara und setzt sich neben ihn]</text:p>
      <text:p text:style-name="Text_20_body">MacNAMARA: Yeah. I'm the new vice-president in charge of bottlecaps. They're kicking me upstairs.</text:p>
      <text:p text:style-name="Text_20_body">PHYLLIS: That's something I've always wanted to do!</text:p>
      <text:p text:style-name="Text_20_body">MacNAMARA: So any time you and the kids would care to join me, I'll be waiting for you.</text:p>
      <text:p text:style-name="Text_20_body">PHYLLIS: Care for some drink?</text:p>
      <text:p text:style-name="Text_20_body">MacNAMARA: Oh yes, I die of thirst. Haven't had any all morning.</text:p>
      <text:p text:style-name="Text_20_body">[Phyllis holt eine Flasche Cola aus dem Koffer und gibt sie MacNamara. Der schraubt auf, nimmt einen Schluck, schaut angewiedert drein]</text:p>
      <text:p text:style-name="Text_20_body">MacNAMARA: What is this... Pepsi Cola? [steht auf und hält die Pepsi-Flasche in die Höhe]</text:p>
      <text:p text:style-name="Text_20_body">Schlemmer!!</text:p>
      <text:p text:style-name="Text_20_body">[im Hintergrund schlägt jemand mit den Hacken. A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text:tab/><text:chapter text:display="name" text:outline-level="1"/><text:tab/><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9T15:01:37.41</dc:date>
    <dc:creator>Jirka Dell'Oro-Friedl</dc:creator>
    <meta:editing-duration>P25DT5H25M12S</meta:editing-duration>
    <meta:editing-cycles>147</meta:editing-cycles>
    <meta:generator>OpenOffice/4.1.15$Win32 OpenOffice.org_project/4115m2$Build-9813</meta:generator>
    <meta:document-statistic meta:table-count="1" meta:image-count="0" meta:object-count="1" meta:page-count="79" meta:paragraph-count="1623" meta:word-count="24620" meta:character-count="1586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2.6252in" fo:break-before="auto" style:use-optimal-row-height="false"/>
    </style:style>
    <style:style style:name="ro3" style:family="table-row">
      <style:table-row-properties style:row-height="0.1862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30"/>
      <style:map style:condition="is-true-formula(MOD(COLUMN();4)-2=0)" style:apply-style-name="Raster" style:base-cell-address="Tabelle1.Z30"/>
    </style:style>
    <style:style style:name="ce7"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30"/>
      <style:map style:condition="is-true-formula(MOD(COLUMN();4)-2=0)" style:apply-style-name="Raster" style:base-cell-address="Tabelle1.Z30"/>
    </style:style>
    <style:style style:name="ce8"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Z30"/>
      <style:map style:condition="is-true-formula(MOD(COLUMN();4)-2=0)" style:apply-style-name="Raster" style:base-cell-address="Tabelle1.Z30"/>
    </style:style>
    <style:style style:name="ce9" style:family="table-cell" style:parent-style-name="Default">
      <style:table-cell-properties style:text-align-source="fix" style:repeat-content="false" fo:background-color="transparent" style:vertical-align="top"/>
      <style:paragraph-properties fo:text-align="center" fo:margin-left="0in"/>
    </style:style>
    <style:style style:name="ce10" style:family="table-cell" style:parent-style-name="Default">
      <style:table-cell-properties style:text-align-source="fix" style:repeat-content="false" fo:background-color="transparent"/>
      <style:paragraph-properties fo:text-align="center" fo:margin-left="0in"/>
    </style:style>
    <style:style style:name="ce11" style:family="table-cell" style:parent-style-name="Default">
      <style:table-cell-properties fo:background-color="#eeeeee" style:text-align-source="fix" style:repeat-content="false" style:rotation-angle="90"/>
      <style:paragraph-properties fo:text-align="center" fo:margin-left="0in"/>
    </style:style>
    <style:style style:name="ce12"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3"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0"/>
        <table:table-column table:style-name="co3" table:number-columns-repeated="27" table:default-cell-style-name="ce10"/>
        <table:table-column table:style-name="co4" table:number-columns-repeated="991" table:default-cell-style-name="ce10"/>
        <table:table-row table:style-name="ro1" table:number-rows-repeated="2">
          <table:table-cell table:style-name="ce1"/>
          <table:table-cell table:style-name="ce4" table:number-columns-repeated="7"/>
          <table:table-cell/>
          <table:table-cell table:style-name="ce4" table:number-columns-repeated="2"/>
          <table:table-cell table:number-columns-repeated="1012"/>
        </table:table-row>
        <table:table-row table:style-name="ro2">
          <table:table-cell/>
          <table:table-cell table:style-name="ce5" office:value-type="string">
            <text:p>MASTER OF CEREMONY (MC) </text:p>
          </table:table-cell>
          <table:table-cell table:style-name="ce5" office:value-type="string">
            <text:p>CC. R. MacNAMARA </text:p>
          </table:table-cell>
          <table:table-cell table:style-name="ce5" office:value-type="string">
            <text:p>OTTO LUDWIG PIFFL</text:p>
          </table:table-cell>
          <table:table-cell table:style-name="ce5" office:value-type="string">
            <text:p>SCARLETT HAZELTINE</text:p>
          </table:table-cell>
          <table:table-cell table:style-name="ce5" office:value-type="string">
            <text:p>SCHLEMMER</text:p>
          </table:table-cell>
          <table:table-cell table:style-name="ce5" office:value-type="string">
            <text:p>INGEBORG</text:p>
          </table:table-cell>
          <table:table-cell table:style-name="ce11" office:value-type="string">
            <text:p>PHYLLIS MacNAMARA</text:p>
          </table:table-cell>
          <table:table-cell table:style-name="ce11" office:value-type="string">
            <text:p>FRITZ</text:p>
          </table:table-cell>
          <table:table-cell table:style-name="ce11" office:value-type="string">
            <text:p>WENDELL P, HAZELTINE</text:p>
          </table:table-cell>
          <table:table-cell table:style-name="ce11" office:value-type="string">
            <text:p>FRAU HAZELTINE</text:p>
          </table:table-cell>
          <table:table-cell table:style-name="ce11" office:value-type="string">
            <text:p>PERIPETCHIKOFF</text:p>
          </table:table-cell>
          <table:table-cell table:style-name="ce11" office:value-type="string">
            <text:p>BORODENKO</text:p>
          </table:table-cell>
          <table:table-cell table:style-name="ce11" office:value-type="string">
            <text:p>MISHKIN</text:p>
          </table:table-cell>
          <table:table-cell table:style-name="ce11" office:value-type="string">
            <text:p>GRAF von DROSTE-SCHATTENBURG</text:p>
          </table:table-cell>
          <table:table-cell table:style-name="ce11" office:value-type="string">
            <text:p>DR. BAUER</text:p>
          </table:table-cell>
          <table:table-cell table:style-name="ce11" office:value-type="string">
            <text:p>JOURNALIST</text:p>
          </table:table-cell>
          <table:table-cell table:style-name="ce11" office:value-type="string">
            <text:p>FLIGHTCREW</text:p>
          </table:table-cell>
          <table:table-cell table:style-name="ce11" office:value-type="string">
            <text:p>BARBIER</text:p>
          </table:table-cell>
          <table:table-cell table:style-name="ce11" office:value-type="string">
            <text:p>MANIKÜRISTIN</text:p>
          </table:table-cell>
          <table:table-cell table:style-name="ce11" office:value-type="string">
            <text:p>SCHNEIDER</text:p>
          </table:table-cell>
          <table:table-cell table:style-name="ce11" office:value-type="string">
            <text:p>SCHUHMACHER</text:p>
          </table:table-cell>
          <table:table-cell table:style-name="ce11" office:value-type="string">
            <text:p>KURZWARENHÄNDLER</text:p>
          </table:table-cell>
          <table:table-cell table:style-name="ce11" office:value-type="string">
            <text:p>JUWELIER</text:p>
          </table:table-cell>
          <table:table-cell table:style-name="ce11" office:value-type="string">
            <text:p>BLUMENHÄNDLER</text:p>
          </table:table-cell>
          <table:table-cell table:style-name="ce11" office:value-type="string">
            <text:p>MALER</text:p>
          </table:table-cell>
          <table:table-cell table:style-name="ce5" table:number-columns-repeated="6"/>
          <table:table-cell table:number-columns-repeated="991"/>
        </table:table-row>
        <table:table-row table:style-name="ro3">
          <table:table-cell table:style-name="ce3" office:value-type="string">
            <text:p><text:s/>0.Prolog</text:p>
          </table:table-cell>
          <table:table-cell table:style-name="ce6" office:value-type="string">
            <text:p>X</text:p>
          </table:table-cell>
          <table:table-cell table:style-name="ce6" table:number-columns-repeated="24"/>
          <table:table-cell table:style-name="ce12"/>
          <table:table-cell table:style-name="ce13"/>
          <table:table-cell table:style-name="ce9" table:number-columns-repeated="995"/>
        </table:table-row>
        <table:table-row table:style-name="ro3">
          <table:table-cell table:style-name="ce3" office:value-type="string">
            <text:p><text:s/>1.Büro 1: Schlemmer</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17"/>
          <table:table-cell table:style-name="ce12"/>
          <table:table-cell table:style-name="ce13"/>
          <table:table-cell table:style-name="ce9" table:number-columns-repeated="995"/>
        </table:table-row>
        <table:table-row table:style-name="ro3">
          <table:table-cell table:style-name="ce3" office:value-type="string">
            <text:p><text:s/>2.Büro 2: Ingeborg</text:p>
          </table:table-cell>
          <table:table-cell table:style-name="ce6"/>
          <table:table-cell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8"/>
          <table:table-cell table:style-name="ce12"/>
          <table:table-cell table:style-name="ce13"/>
          <table:table-cell table:style-name="ce9" table:number-columns-repeated="995"/>
        </table:table-row>
        <table:table-row table:style-name="ro3">
          <table:table-cell table:style-name="ce3" office:value-type="string">
            <text:p><text:s/>3.Büro 3: Kommission</text:p>
          </table:table-cell>
          <table:table-cell table:style-name="ce6"/>
          <table:table-cell table:style-name="ce6" office:value-type="string">
            <text:p>X</text:p>
          </table:table-cell>
          <table:table-cell table:style-name="ce6" table:number-columns-repeated="2"/>
          <table:table-cell table:number-columns-repeated="2" table:style-name="ce6" office:value-type="string">
            <text:p>X</text:p>
          </table:table-cell>
          <table:table-cell table:style-name="ce6" table:number-columns-repeated="4"/>
          <table:table-cell table:number-columns-repeated="3" table:style-name="ce6" office:value-type="string">
            <text:p>X</text:p>
          </table:table-cell>
          <table:table-cell table:style-name="ce6" table:number-columns-repeated="12"/>
          <table:table-cell table:style-name="ce12"/>
          <table:table-cell table:style-name="ce13"/>
          <table:table-cell table:style-name="ce9" table:number-columns-repeated="995"/>
        </table:table-row>
        <table:table-row table:style-name="ro4">
          <table:table-cell table:style-name="ce3" office:value-type="string">
            <text:p><text:s/>4.Büro 4: Hazeltine 1</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3"/>
          <table:table-cell table:style-name="ce6" office:value-type="string">
            <text:p>X</text:p>
          </table:table-cell>
          <table:table-cell table:style-name="ce6" table:number-columns-repeated="16"/>
          <table:table-cell table:style-name="ce12"/>
          <table:table-cell table:style-name="ce13"/>
          <table:table-cell table:style-name="ce9" table:number-columns-repeated="995"/>
        </table:table-row>
        <table:table-row table:style-name="ro4">
          <table:table-cell table:style-name="ce3" office:value-type="string">
            <text:p><text:s/>5.Flughafen 1: Scarlett</text:p>
          </table:table-cell>
          <table:table-cell table:style-name="ce6"/>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9"/>
          <table:table-cell table:style-name="ce6" office:value-type="float" office:value="3">
            <text:p>3</text:p>
          </table:table-cell>
          <table:table-cell table:style-name="ce6" table:number-columns-repeated="8"/>
          <table:table-cell table:style-name="ce12"/>
          <table:table-cell table:style-name="ce13"/>
          <table:table-cell table:style-name="ce9" table:number-columns-repeated="995"/>
        </table:table-row>
        <table:table-row table:style-name="ro4">
          <table:table-cell table:style-name="ce3" office:value-type="string">
            <text:p><text:s/>6.Büro 5: Scarlett wird vermisst</text:p>
          </table:table-cell>
          <table:table-cell table:style-name="ce6"/>
          <table:table-cell table:style-name="ce6" office:value-type="string">
            <text:p>X</text:p>
          </table:table-cell>
          <table:table-cell table:style-name="ce6" table:number-columns-repeated="10"/>
          <table:table-cell table:style-name="ce6" office:value-type="string">
            <text:p>X</text:p>
          </table:table-cell>
          <table:table-cell table:style-name="ce6" table:number-columns-repeated="12"/>
          <table:table-cell table:style-name="ce12"/>
          <table:table-cell table:style-name="ce13"/>
          <table:table-cell table:style-name="ce9" table:number-columns-repeated="995"/>
        </table:table-row>
        <table:table-row table:style-name="ro4">
          <table:table-cell table:style-name="ce3" office:value-type="string">
            <text:p><text:s/>7.Büro 6: Scarlett kommt wieder</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8.Büro 7: Otto</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9.Straße 1: Festnahme</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10.Wohnung 1: Offenbarung</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11.Straße 2: Fahrt nach Osten</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12.DDR 1: Hotel Potemkin</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13.DDR 2: Verhör</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14.Strasse 3: Austausch</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15.Büro 8: Das Erwachen</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16.Büro 9: Hazeltine 2</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17.Büro 10: Metamorphose 1</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18.Büro 11: Metamorphose 2</text:p>
          </table:table-cell>
          <table:table-cell table:style-name="ce6"/>
          <table:table-cell table:number-columns-repeated="6" table:style-name="ce6" office:value-type="string">
            <text:p>X</text:p>
          </table:table-cell>
          <table:table-cell table:style-name="ce6" table:number-columns-repeated="6"/>
          <table:table-cell table:style-name="ce6" office:value-type="string">
            <text:p>X</text:p>
          </table:table-cell>
          <table:table-cell table:style-name="ce6"/>
          <table:table-cell table:style-name="ce6" office:value-type="string">
            <text:p>X</text:p>
          </table:table-cell>
          <table:table-cell table:style-name="ce6"/>
          <table:table-cell table:number-columns-repeated="8" table:style-name="ce6" office:value-type="string">
            <text:p>X</text:p>
          </table:table-cell>
          <table:table-cell table:style-name="ce12"/>
          <table:table-cell table:style-name="ce13"/>
          <table:table-cell table:style-name="ce9" table:number-columns-repeated="995"/>
        </table:table-row>
        <table:table-row table:style-name="ro3">
          <table:table-cell table:style-name="ce3" office:value-type="string">
            <text:p>19.Büro 12: Phyllis geht</text:p>
          </table:table-cell>
          <table:table-cell table:style-name="ce6"/>
          <table:table-cell table:style-name="ce6" office:value-type="string">
            <text:p>X</text:p>
          </table:table-cell>
          <table:table-cell table:style-name="ce6" table:number-columns-repeated="23"/>
          <table:table-cell table:style-name="ce12"/>
          <table:table-cell table:style-name="ce13"/>
          <table:table-cell table:style-name="ce9" table:number-columns-repeated="995"/>
        </table:table-row>
        <table:table-row table:style-name="ro4">
          <table:table-cell table:style-name="ce3" office:value-type="string">
            <text:p><text:s/>20.Büro 13: Menü</text:p>
          </table:table-cell>
          <table:table-cell table:style-name="ce7"/>
          <table:table-cell table:style-name="ce7" office:value-type="string">
            <text:p>X</text:p>
          </table:table-cell>
          <table:table-cell table:style-name="ce7" table:number-columns-repeated="23"/>
          <table:table-cell table:style-name="ce13" table:number-columns-repeated="2"/>
          <table:table-cell table:style-name="ce9" table:number-columns-repeated="995"/>
        </table:table-row>
        <table:table-row table:style-name="ro4">
          <table:table-cell table:style-name="ce3" office:value-type="string">
            <text:p><text:s/>21.Büro 14: Der Graf</text:p>
          </table:table-cell>
          <table:table-cell table:style-name="ce8"/>
          <table:table-cell table:style-name="ce8" office:value-type="string">
            <text:p>X</text:p>
          </table:table-cell>
          <table:table-cell table:style-name="ce8" table:number-columns-repeated="11"/>
          <table:table-cell table:style-name="ce8" office:value-type="string">
            <text:p>X</text:p>
          </table:table-cell>
          <table:table-cell table:style-name="ce8" table:number-columns-repeated="11"/>
          <table:table-cell table:style-name="ce9" table:number-columns-repeated="997"/>
        </table:table-row>
        <table:table-row table:style-name="ro4">
          <table:table-cell table:style-name="ce3" office:value-type="string">
            <text:p><text:s/>22.Büro 15: Journalist</text:p>
          </table:table-cell>
          <table:table-cell table:style-name="ce8"/>
          <table:table-cell table:style-name="ce8" office:value-type="string">
            <text:p>X</text:p>
          </table:table-cell>
          <table:table-cell table:style-name="ce8" table:number-columns-repeated="13"/>
          <table:table-cell table:style-name="ce8" office:value-type="string">
            <text:p>X</text:p>
          </table:table-cell>
          <table:table-cell table:style-name="ce8" table:number-columns-repeated="9"/>
          <table:table-cell table:style-name="ce9" table:number-columns-repeated="997"/>
        </table:table-row>
        <table:table-row table:style-name="ro4">
          <table:table-cell table:style-name="ce3" office:value-type="string">
            <text:p><text:s/>23.Büro 16: Peripetchikoff</text:p>
          </table:table-cell>
          <table:table-cell table:style-name="ce8"/>
          <table:table-cell table:number-columns-repeated="2" table:style-name="ce8" office:value-type="string">
            <text:p>X</text:p>
          </table:table-cell>
          <table:table-cell table:style-name="ce8" table:number-columns-repeated="2"/>
          <table:table-cell table:style-name="ce8" office:value-type="string">
            <text:p>X</text:p>
          </table:table-cell>
          <table:table-cell table:style-name="ce8" table:number-columns-repeated="4"/>
          <table:table-cell table:style-name="ce8" office:value-type="string">
            <text:p>X</text:p>
          </table:table-cell>
          <table:table-cell table:style-name="ce8" table:number-columns-repeated="14"/>
          <table:table-cell table:style-name="ce9" table:number-columns-repeated="997"/>
        </table:table-row>
        <table:table-row table:style-name="ro4">
          <table:table-cell table:style-name="ce3" office:value-type="string">
            <text:p><text:s/>24.Straße 4: Fahrt zum Flughafen</text:p>
          </table:table-cell>
          <table:table-cell table:style-name="ce8"/>
          <table:table-cell table:number-columns-repeated="4" table:style-name="ce8" office:value-type="string">
            <text:p>X</text:p>
          </table:table-cell>
          <table:table-cell table:style-name="ce8" table:number-columns-repeated="2"/>
          <table:table-cell table:style-name="ce8" office:value-type="string">
            <text:p>X</text:p>
          </table:table-cell>
          <table:table-cell table:style-name="ce8" table:number-columns-repeated="11"/>
          <table:table-cell table:style-name="ce8" office:value-type="string">
            <text:p>X</text:p>
          </table:table-cell>
          <table:table-cell table:style-name="ce8" table:number-columns-repeated="4"/>
          <table:table-cell table:style-name="ce8" office:value-type="string">
            <text:p>X</text:p>
          </table:table-cell>
          <table:table-cell table:style-name="ce9" table:number-columns-repeated="997"/>
        </table:table-row>
        <table:table-row table:style-name="ro4">
          <table:table-cell table:style-name="Default" office:value-type="string">
            <text:p><text:s/>25.Flughafen 2: Hazeltines</text:p>
          </table:table-cell>
          <table:table-cell table:style-name="ce8"/>
          <table:table-cell table:number-columns-repeated="4" table:style-name="ce8" office:value-type="string">
            <text:p>X</text:p>
          </table:table-cell>
          <table:table-cell table:style-name="ce8" table:number-columns-repeated="2"/>
          <table:table-cell table:number-columns-repeated="3" table:style-name="ce8" office:value-type="string">
            <text:p>X</text:p>
          </table:table-cell>
          <table:table-cell table:style-name="ce8" table:number-columns-repeated="15"/>
          <table:table-cell table:style-name="ce9" table:number-columns-repeated="997"/>
        </table:table-row>
        <table:table-row table:style-name="ro4">
          <table:table-cell table:style-name="Default" office:value-type="string">
            <text:p><text:s/>26.Flughafen 3: Phyllis</text:p>
          </table:table-cell>
          <table:table-cell table:style-name="ce8"/>
          <table:table-cell table:style-name="ce8" office:value-type="string">
            <text:p>X</text:p>
          </table:table-cell>
          <table:table-cell table:style-name="ce8" table:number-columns-repeated="4"/>
          <table:table-cell table:style-name="ce8" office:value-type="string">
            <text:p>X</text:p>
          </table:table-cell>
          <table:table-cell table:style-name="ce8" table:number-columns-repeated="18"/>
          <table:table-cell table:style-name="ce9" table:number-columns-repeated="997"/>
        </table:table-row>
        <table:table-row table:style-name="ro4" table:number-rows-repeated="11">
          <table:table-cell table:style-name="ce3"/>
          <table:table-cell table:style-name="ce9" table:number-columns-repeated="1022"/>
        </table:table-row>
        <table:table-row table:style-name="ro4" table:number-rows-repeated="1048534">
          <table:table-cell table:number-columns-repeated="1023"/>
        </table:table-row>
        <table:table-row table:style-name="ro4">
          <table:table-cell table:number-columns-repeated="102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9">04/29/2025</text:date>, <text:time>15:01:37</text:time></text:p>
        </style:region-right>
      </style:header>
      <style:header-left style:display="false"/>
      <style:footer>
        <text:p>Seite <text:page-number>1</text:page-number> / <text:page-count>99</text:page-count></text:p>
      </style:footer>
      <style:footer-left style:display="false"/>
    </style:master-page>
  </office:master-styles>
</office:document-styles>
</file>